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5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19.5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824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ro4" style:family="table-row">
      <style:table-row-properties style:row-height="1.224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7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2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fo:border="0.06pt solid #000000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border="0.06pt solid #000000"/>
    </style:style>
    <style:style style:name="ce4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ff4000" fo:border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4000" fo:border="0.06pt solid #000000"/>
    </style:style>
    <style:style style:name="ce47" style:family="table-cell" style:parent-style-name="Default">
      <style:table-cell-properties fo:background-color="#ff4000"/>
    </style:style>
    <style:style style:name="T1" style:family="text">
      <style:text-properties fo:language="fr" fo:country="FR"/>
    </style:style>
  </office:automatic-styles>
  <office:body>
    <office:spreadsheet>
      <table:table table:name="Epic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ttps://trello.com/b/KhtLsYyN/woofwalks</text:p>
          </table:table-cell>
          <table:table-cell table:style-name="ce32" table:number-columns-repeated="4"/>
          <table:table-cell table:style-name="ce16" table:number-columns-repeated="1019"/>
        </table:table-row>
        <table:table-row table:style-name="ro2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UserStories and Moswow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2">
          <table:table-cell table:style-name="ce2" office:value-type="string" calcext:value-type="string">
            <text:p>En tant qu’utilisateur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, description, heure et date,utilisateur + PHOT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 office:value-type="string" calcext:value-type="string">
            <text:p>Avoir une vue sur une carte geo des Walks prévues</text:p>
          </table:table-cell>
          <table:table-cell table:style-name="ce13" office:value-type="string" calcext:value-type="string">
            <text:p>Visualiser rapidement ou sont les balades prévu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t dans « Voir les annonces autour de moi »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tre geolocalisé si je l’ai accepté</text:p>
          </table:table-cell>
          <table:table-cell office:value-type="string" calcext:value-type="string">
            <text:p>Ne pas avoir à changer mes préférences tout le temp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lorsqu’une place dans la walk se libère</text:p>
          </table:table-cell>
          <table:table-cell office:value-type="string" calcext:value-type="string">
            <text:p>Pouvoir m’inscrire avant que d’autres ne prennent la pla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Sprin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2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45" office:value-type="string" calcext:value-type="string">
            <text:p>Poster une annonce (balade)</text:p>
          </table:table-cell>
          <table:table-cell table:style-name="ce46" office:value-type="string" calcext:value-type="string">
            <text:p>Sortir mon chien avec d’autres maîtres pour me sentir moins seul et partager des conseils, informations…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om, description, heure et date,utilisateur</text:p>
          </table:table-cell>
          <table:table-cell table:style-name="ce47"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45" office:value-type="string" calcext:value-type="string">
            <text:p>Voir les card de toutes les annonces autour de moi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table:style-name="ce46" office:value-type="string" calcext:value-type="string">
            <text:p>Voir les détails d’une balade</text:p>
          </table:table-cell>
          <table:table-cell table:style-name="ce46" office:value-type="string" calcext:value-type="string">
            <text:p>Savoir précisément où, quand et comment elle se déroule avant de m’inscrire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 office:value-type="string" calcext:value-type="string">
            <text:p>Avoir une vue sur une carte geo des Walks prévues</text:p>
          </table:table-cell>
          <table:table-cell table:style-name="ce13" office:value-type="string" calcext:value-type="string">
            <text:p>Visualiser rapidement ou sont les balades prévu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46" office:value-type="string" calcext:value-type="string">
            <text:p>M’inscrire </text:p>
          </table:table-cell>
          <table:table-cell table:style-name="ce46" office:value-type="string" calcext:value-type="string">
            <text:p>Accéder aux fonctionnalités de l’application et participer aux balades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float" office:value="3" calcext:value-type="float">
            <text:p>3</text:p>
          </table:table-cell>
          <table:table-cell office:value-type="string" calcext:value-type="string">
            <text:p>Inclu par la feature « voir les annonces autour de moi »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lorsqu’une place dans la walk se libère</text:p>
          </table:table-cell>
          <table:table-cell office:value-type="string" calcext:value-type="string">
            <text:p>Pouvoir m’inscrire avant que d’autres ne prennent la pla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2:18:43.5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5T13:25:41.970000000</dc:date>
    <meta:editing-duration>PT1H42M52S</meta:editing-duration>
    <meta:editing-cycles>12</meta:editing-cycles>
    <meta:generator>LibreOffice/7.2.0.4$Windows_x86 LibreOffice_project/9a9c6381e3f7a62afc1329bd359cc48accb6435b</meta:generator>
    <meta:document-statistic meta:table-count="3" meta:cell-count="498" meta:object-count="0"/>
  </office:meta>
</office:document-meta>
</file>